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45.8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3" draw:style-name="gr1" draw:text-style-name="P1" svg:width="643.01pt" svg:height="452.92pt" svg:x="3282.18pt" svg:y="377.12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12.34pt" svg:height="401.92pt" svg:x="891.98pt" svg:y="2853.78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686.69pt" svg:height="409.61pt" svg:x="725.27pt" svg:y="970.78pt">
            <loext:p draw:notify-on-update-of-ranges="Лист1_2.A7:Лист1_2.A7 Лист1_2.O7:Лист1_2.O7 Лист1_2.A34:Лист1_2.A34 Лист1_2.O34:Лист1_2.O34 Лист1_2.A61:Лист1_2.A61 Лист1_2.O61:Лист1_2.O61 Лист1_2.A88:Лист1_2.A88 Лист1_2.O88:Лист1_2.O8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686.89pt" svg:height="409.69pt" svg:x="1116.28pt" svg:y="152.76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686.89pt" svg:height="409.69pt" svg:x="1371.71pt" svg:y="64.09pt">
            <loext:p draw:notify-on-update-of-ranges="Лист1_2.A7:Лист1_2.A7 Лист1_2.Q7:Лист1_2.Q7 Лист1_2.A34:Лист1_2.A34 Лист1_2.Q34:Лист1_2.Q34 Лист1_2.A61:Лист1_2.A61 Лист1_2.Q61:Лист1_2.Q61 Лист1_2.A88:Лист1_2.A88 Лист1_2.Q88:Лист1_2.Q8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1" draw:text-style-name="P1" svg:width="686.89pt" svg:height="409.69pt" svg:x="833.36pt" svg:y="655.63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4" table:default-cell-style-name="Default"/>
        <table:table-column table:style-name="co9" table:number-columns-repeated="13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8"/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/step</text:p>
          </table:table-cell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48" calcext:value-type="float">
            <text:p>48</text:p>
          </table:table-cell>
          <table:table-cell table:style-name="ce4" table:formula="of:=[.S2]*[.T2]*[.U2]*[.V2]*[.W2]*[.X2]/1024/1024" office:value-type="float" office:value="720" calcext:value-type="float">
            <text:p>7.20E+02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2</text:p>
          </table:table-cell>
          <table:table-cell/>
          <table:table-cell office:value-type="float" office:value="2" calcext:value-type="float">
            <text:p>2</text:p>
          </table:table-cell>
          <table:table-cell table:formula="of:=2500000*500" office:value-type="float" office:value="1250000000" calcext:value-type="float">
            <text:p>1250000000</text:p>
          </table:table-cell>
          <table:table-cell table:number-columns-repeated="2"/>
          <table:table-cell table:style-name="ce3" table:formula="of:=[.K7]*2500000*440/[.I7]/1000000000" office:value-type="float" office:value="1.16892518657419" calcext:value-type="float">
            <text:p>1.17</text:p>
          </table:table-cell>
          <table:table-cell table:style-name="ce3" office:value-type="string" calcext:value-type="string">
            <text:p>GFLOPS</text:p>
          </table:table-cell>
          <table:table-cell table:style-name="ce3" table:formula="of:=[.K7]*2500000*576/[.I7]/1000000000" office:value-type="float" office:value="1.53022933515166" calcext:value-type="float">
            <text:p>1.53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0.0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0.0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8.0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0.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0.00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2500000*48*0.05*4/[.I13]/1024/1024/1024" office:value-type="float" office:value="3.41682677056379" calcext:value-type="float">
            <text:p>3.42</text:p>
          </table:table-cell>
          <table:table-cell office:value-type="string" calcext:value-type="string">
            <text:p>GB/se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0.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0.4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0.0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0.000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0.0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0.0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0.2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0.0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0.063</text:p>
          </table:table-cell>
          <table:table-cell table:number-columns-repeated="16"/>
          <table:table-cell>
            <draw:frame table:end-cell-address="Лист1_2.AI56" table:end-x="13.86pt" table:end-y="1.73pt" draw:z-index="1" draw:style-name="gr2" draw:text-style-name="P2" svg:width="584.93pt" svg:height="433.5pt" svg:x="4.99pt" svg:y="3.49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0.0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0.2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0.000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0.8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formula="of:=[.K34]*2500000*440/[.I34]/1000000000" office:value-type="float" office:value="5.0110550527915" calcext:value-type="float">
            <text:p>5.01</text:p>
          </table:table-cell>
          <table:table-cell table:style-name="ce3" office:value-type="string" calcext:value-type="string">
            <text:p>GFLOPS</text:p>
          </table:table-cell>
          <table:table-cell table:style-name="ce3" table:formula="of:=[.K34]*2500000*576/[.I34]/1000000000" office:value-type="float" office:value="6.55992661456341" calcext:value-type="float">
            <text:p>6.56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0.0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0.0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0.01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" table:formula="of:=2500000*48*0.05*4/[.I39]/1024/1024/1024" office:value-type="float" office:value="2.07600499935786" calcext:value-type="float">
            <text:p>2.08</text:p>
          </table:table-cell>
          <table:table-cell office:value-type="string" calcext:value-type="string">
            <text:p>GB/se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0.0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0.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0.0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0.0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0.0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0.0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8.0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0.4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0.000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0.079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0.4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formula="of:=2500000*440*[.K61]/[.I61]/1000000000" office:value-type="float" office:value="10.406450225313" calcext:value-type="float">
            <text:p>10.41</text:p>
          </table:table-cell>
          <table:table-cell office:value-type="string" calcext:value-type="string">
            <text:p>GFLOPS</text:p>
          </table:table-cell>
          <table:table-cell table:style-name="ce3" table:formula="of:=2500000*576*[.K61]/[.I61]/1000000000" office:value-type="float" office:value="13.6229893858642" calcext:value-type="float">
            <text:p>13.62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0.0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0.0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0.0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" table:formula="of:=2500000*48*0.05*4/[.I65]/1024/1024/1024" office:value-type="float" office:value="4.21930000769636" calcext:value-type="float">
            <text:p>4.22</text:p>
          </table:table-cell>
          <table:table-cell office:value-type="string" calcext:value-type="string">
            <text:p>GB/se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0.0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0.0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0.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9.6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0.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0.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0.1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0.000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0.042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1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K88]*2500000*440/1000000000/[.I88]" office:value-type="float" office:value="3.67810250035736" calcext:value-type="float">
            <text:p>3.68</text:p>
          </table:table-cell>
          <table:table-cell office:value-type="string" calcext:value-type="string">
            <text:p>GFLOPS</text:p>
          </table:table-cell>
          <table:table-cell table:style-name="ce3" table:formula="of:=[.K88]*2500000*576/1000000000/[.I88]" office:value-type="float" office:value="4.81497054592236" calcext:value-type="float">
            <text:p>4.81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0.0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0.0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59.8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0.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0.0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0.00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" table:formula="of:=2500000*48*0.05*4/[.I95]/1024/1024/1024" office:value-type="float" office:value="2.49949586701386" calcext:value-type="float">
            <text:p>2.5</text:p>
          </table:table-cell>
          <table:table-cell office:value-type="string" calcext:value-type="string">
            <text:p>GB/se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0.8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0.000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0.0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0.0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0.0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0.3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0.003</text:p>
          </table:table-cell>
          <table:table-cell table:number-columns-repeated="12"/>
          <table:table-cell>
            <draw:frame table:end-cell-address="Лист1_2.AH148" table:end-x="27.24pt" table:end-y="11.85pt" draw:z-index="2" draw:style-name="gr2" draw:text-style-name="P2" svg:width="785.74pt" svg:height="580.25pt" svg:x="9.55pt" svg:y="7.65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0.0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0.0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0.020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>
            <draw:frame table:end-cell-address="Лист1_2.F125" table:end-x="42.01pt" table:end-y="12.53pt" draw:z-index="0" draw:style-name="gr2" draw:text-style-name="P2" svg:width="290.81pt" svg:height="198.65pt" svg:x="9.5pt" svg:y="5.92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formula="of:=[.D110]/[.E110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 table:number-rows-repeated="6541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Лист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08:37:05.57905443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8-11-01T16:11:19.596688562</dc:date>
    <meta:editing-duration>PT14H40M39S</meta:editing-duration>
    <meta:editing-cycles>24</meta:editing-cycles>
    <meta:generator>LibreOffice/5.1.6.2$Linux_X86_64 LibreOffice_project/10m0$Build-2</meta:generator>
    <meta:document-statistic meta:table-count="4" meta:cell-count="881" meta:object-count="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cm" svg:height="20.471cm" xlink:href=".." xlink:type="simple" chart:class="chart:bar" chart:style-name="ch1">
        <chart:title svg:x="7.492cm" svg:y="0.412cm" chart:style-name="ch2">
          <text:p>Движение частиц</text:p>
        </chart:title>
        <chart:legend chart:legend-position="end" svg:x="19.777cm" svg:y="6.835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41cm" svg:y="2.291cm" svg:width="18.813cm" svg:height="17.358cm">
          <chartooo:coordinate-region svg:x="1.338cm" svg:y="2.58cm" svg:width="17.885cm" svg:height="16.781cm"/>
          <chart:axis chart:dimension="x" chart:name="primary-x" chart:style-name="ch5"/>
          <chart:axis chart:dimension="y" chart:name="primary-y" chart:style-name="ch6">
            <chart:title svg:x="0.556cm" svg:y="13.286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26cm" svg:height="7.009cm" xlink:href=".." xlink:type="simple" chart:class="chart:bar" chart:style-name="ch1">
        <chart:title svg:x="2.666cm" svg:y="0.141cm" chart:style-name="ch2">
          <text:p>Пересылка частиц</text:p>
        </chart:title>
        <chart:legend svg:x="7.354cm" svg:y="2.027cm" style:legend-expansion="custom" chartooo:width="2.903cm" chartooo:height="1.72cm" style:legend-expansion-aspect-ratio="1.68779069767442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0.394cm" svg:y="0.783cm" svg:width="6.72cm" svg:height="5.942cm">
          <chartooo:coordinate-region svg:x="1.255cm" svg:y="0.937cm" svg:width="5.859cm" svg:height="5.635cm"/>
          <chart:axis chart:dimension="x" chart:name="primary-x" chart:style-name="ch5"/>
          <chart:axis chart:dimension="y" chart:name="primary-y" chart:style-name="ch6">
            <chart:title svg:x="0.213cm" svg:y="4.544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36cm" svg:height="15.294cm" xlink:href=".." xlink:type="simple" chart:class="chart:bar" chart:style-name="ch1">
        <chart:title svg:x="2.916cm" svg:y="0.308cm" chart:style-name="ch2">
          <text:p>Преобразование Фурье(1D)</text:p>
        </chart:title>
        <chart:legend chart:legend-position="end" svg:x="14.721cm" svg:y="5.105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04cm" svg:y="1.709cm" svg:width="14.006cm" svg:height="12.968cm">
          <chartooo:coordinate-region svg:x="1.74cm" svg:y="1.999cm" svg:width="12.57cm" svg:height="12.39cm"/>
          <chart:axis chart:dimension="x" chart:name="primary-x" chart:style-name="ch5"/>
          <chart:axis chart:dimension="y" chart:name="primary-y" chart:style-name="ch6">
            <chart:title svg:x="0.415cm" svg:y="9.928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33cm" svg:height="14.454cm" xlink:href=".." xlink:type="simple" chart:class="chart:bar" chart:style-name="ch1">
        <chart:title svg:x="4.453cm" svg:y="0.424cm" chart:style-name="ch2">
          <text:p>Пропускная способность памяти</text:p>
        </chart:title>
        <chart:legend chart:legend-position="end" svg:x="19.974cm" svg:y="5.823cm" style:legend-expansion="high" chart:style-name="ch3"/>
        <chart:plot-area chart:style-name="ch4" table:cell-range-address="Лист1_2.A7:Лист1_2.A7 Лист1_2.Q7:Лист1_2.Q7 Лист1_2.A34:Лист1_2.A34 Лист1_2.Q34:Лист1_2.Q34 Лист1_2.A61:Лист1_2.A61 Лист1_2.Q61:Лист1_2.Q61 Лист1_2.A88:Лист1_2.A88 Лист1_2.Q88:Лист1_2.Q88" chart:data-source-has-labels="column" svg:x="2.028cm" svg:y="2.39cm" svg:width="17.462cm" svg:height="11.775cm">
          <chartooo:coordinate-region svg:x="2.821cm" svg:y="2.679cm" svg:width="16.669cm" svg:height="11.198cm"/>
          <chart:axis chart:dimension="x" chart:name="primary-x" chart:style-name="ch5"/>
          <chart:axis chart:dimension="y" chart:name="primary-y" chart:style-name="ch6">
            <chart:title svg:x="0.451cm" svg:y="9.475cm" chart:style-name="ch7">
              <text:p>GB/sec</text:p>
            </chart:title>
            <chart:grid chart:style-name="ch8" chart:class="major"/>
          </chart:axis>
          <chart:series chart:style-name="ch9" chart:values-cell-range-address="Лист1_2.Q7:Лист1_2.Q7" chart:label-cell-address="Лист1_2.A7:Лист1_2.A7" chart:class="chart:bar">
            <chart:data-point/>
          </chart:series>
          <chart:series chart:style-name="ch10" chart:values-cell-range-address="Лист1_2.Q34:Лист1_2.Q34" chart:label-cell-address="Лист1_2.A34:Лист1_2.A34" chart:class="chart:bar">
            <chart:data-point/>
          </chart:series>
          <chart:series chart:style-name="ch11" chart:values-cell-range-address="Лист1_2.Q61:Лист1_2.Q61" chart:label-cell-address="Лист1_2.A61:Лист1_2.A61" chart:class="chart:bar">
            <chart:data-point/>
          </chart:series>
          <chart:series chart:style-name="ch12" chart:values-cell-range-address="Лист1_2.Q88:Лист1_2.Q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53022933515166">
                <text:p>1.53022933515166</text:p>
                <draw:g>
                  <svg:desc>Лист1_2.Q7:Лист1_2.Q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6.55992661456341">
                <text:p>6.55992661456341</text:p>
                <draw:g>
                  <svg:desc>Лист1_2.Q34:Лист1_2.Q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3.6229893858642">
                <text:p>13.6229893858642</text:p>
                <draw:g>
                  <svg:desc>Лист1_2.Q61:Лист1_2.Q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4.81497054592236">
                <text:p>4.81497054592236</text:p>
                <draw:g>
                  <svg:desc>Лист1_2.Q88:Лист1_2.Q8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4.746cm" svg:y="0.454cm" chart:style-name="ch2">
          <text:p>Преобразование Фурье (1D)</text:p>
        </chart:title>
        <chart:legend chart:legend-position="end" svg:x="17.268cm" svg:y="6.247cm" style:legend-expansion="high" chart:style-name="ch3"/>
        <chart:plot-area chart:style-name="ch4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1.997cm" svg:y="2.45cm" svg:width="14.818cm" svg:height="13.21cm">
          <chartooo:coordinate-region svg:x="2.756cm" svg:y="2.637cm" svg:width="14.059cm" svg:height="12.836cm"/>
          <chart:axis chart:dimension="x" chart:name="primary-x" chart:style-name="ch5"/>
          <chart:axis chart:dimension="y" chart:name="primary-y" chart:style-name="ch6">
            <chart:title svg:x="0.451cm" svg:y="11.879cm" chart:style-name="ch7">
              <text:p>скорость (GFlops)</text:p>
            </chart:title>
            <chart:grid chart:style-name="ch8" chart:class="major"/>
          </chart:axis>
          <chart:series chart:style-name="ch9" chart:values-cell-range-address="Лист1_2.J17:Лист1_2.J17" chart:label-cell-address="Лист1_2.A17:Лист1_2.A17" chart:class="chart:bar">
            <chart:data-point/>
          </chart:series>
          <chart:series chart:style-name="ch10" chart:values-cell-range-address="Лист1_2.J50:Лист1_2.J50" chart:label-cell-address="Лист1_2.A50:Лист1_2.A50" chart:class="chart:bar">
            <chart:data-point/>
          </chart:series>
          <chart:series chart:style-name="ch11" chart:values-cell-range-address="Лист1_2.J77:Лист1_2.J77" chart:label-cell-address="Лист1_2.A77:Лист1_2.A77" chart:class="chart:bar">
            <chart:data-point/>
          </chart:series>
          <chart:series chart:style-name="ch12" chart:values-cell-range-address="Лист1_2.J97:Лист1_2.J97" chart:label-cell-address="Лист1_2.A97:Лист1_2.A97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03cm" svg:height="14.18cm" xlink:href=".." xlink:type="simple" chart:class="chart:bar" chart:style-name="ch1">
        <chart:title svg:x="1.563cm" svg:y="0.418cm" chart:style-name="ch2">
          <text:p>Межпроцессорные пересылки</text:p>
        </chart:title>
        <chart:legend chart:legend-position="end" svg:x="16.186cm" svg:y="5.348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76cm" svg:y="2.886cm" svg:width="13.778cm" svg:height="11.011cm">
          <chartooo:coordinate-region svg:x="3.006cm" svg:y="3.208cm" svg:width="12.748cm" svg:height="10.367cm"/>
          <chart:axis chart:dimension="x" chart:name="primary-x" chart:style-name="ch5"/>
          <chart:axis chart:dimension="y" chart:name="primary-y" chart:style-name="ch6">
            <chart:title svg:x="0.451cm" svg:y="9.538cm" chart:style-name="ch7">
              <text:p>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/>
          </chart:series>
          <chart:series chart:style-name="ch12" chart:values-cell-range-address="Лист1_2.M95:Лист1_2.M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3.41682677056379">
                <text:p>3.41682677056379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2.07600499935786">
                <text:p>2.07600499935786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4.21930000769636">
                <text:p>4.21930000769636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2.49949586701386">
                <text:p>2.49949586701386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33cm" svg:height="14.454cm" xlink:href=".." xlink:type="simple" chart:class="chart:bar" chart:style-name="ch1">
        <chart:title svg:x="0.592cm" svg:y="0.424cm" chart:style-name="ch2">
          <text:p>Пропускная способность коммуникационной сети</text:p>
        </chart:title>
        <chart:legend chart:legend-position="end" svg:x="19.974cm" svg:y="5.823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2.028cm" svg:y="2.39cm" svg:width="17.462cm" svg:height="11.775cm">
          <chartooo:coordinate-region svg:x="2.956cm" svg:y="2.679cm" svg:width="16.534cm" svg:height="11.198cm"/>
          <chart:axis chart:dimension="x" chart:name="primary-x" chart:style-name="ch5"/>
          <chart:axis chart:dimension="y" chart:name="primary-y" chart:style-name="ch6">
            <chart:title svg:x="0.451cm" svg:y="9.475cm" chart:style-name="ch7">
              <text:p>GB/sec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/>
          </chart:series>
          <chart:series chart:style-name="ch12" chart:values-cell-range-address="Лист1_2.M95:Лист1_2.M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3.41682677056379">
                <text:p>3.41682677056379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2.07600499935786">
                <text:p>2.07600499935786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4.21930000769636">
                <text:p>4.21930000769636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2.49949586701386">
                <text:p>2.49949586701386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-dash="Ultrafine_20_Dashed"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26cm" svg:height="14.451cm" xlink:href=".." xlink:type="simple" chart:class="chart:bar" chart:style-name="ch1">
        <chart:title svg:x="3.833cm" svg:y="0.424cm" chart:style-name="ch2">
          <text:p>Производительность процессорных ядер</text:p>
        </chart:title>
        <chart:legend chart:legend-position="end" svg:x="19.967cm" svg:y="5.821cm" style:legend-expansion="high" chart:style-name="ch3"/>
        <chart:plot-area chart:style-name="ch4" table:cell-range-address="Лист1_2.A7:Лист1_2.A7 Лист1_2.O7:Лист1_2.O7 Лист1_2.A34:Лист1_2.A34 Лист1_2.O34:Лист1_2.O34 Лист1_2.A61:Лист1_2.A61 Лист1_2.O61:Лист1_2.O61 Лист1_2.A88:Лист1_2.A88 Лист1_2.O88:Лист1_2.O88" chart:data-source-has-labels="column" svg:x="1.916cm" svg:y="2.17cm" svg:width="17.567cm" svg:height="11.992cm">
          <chartooo:coordinate-region svg:x="2.573cm" svg:y="2.358cm" svg:width="16.91cm" svg:height="11.617cm"/>
          <chart:axis chart:dimension="x" chart:name="primary-x" chart:style-name="ch5"/>
          <chart:axis chart:dimension="y" chart:name="primary-y" chart:style-name="ch6">
            <chart:title svg:x="0.451cm" svg:y="9.403cm" chart:style-name="ch7">
              <text:p>GFLOPS</text:p>
            </chart:title>
            <chart:grid chart:style-name="ch8" chart:class="major"/>
          </chart:axis>
          <chart:series chart:style-name="ch9" chart:values-cell-range-address="Лист1_2.O7:Лист1_2.O7" chart:label-cell-address="Лист1_2.A7:Лист1_2.A7" chart:class="chart:bar">
            <chart:data-point/>
          </chart:series>
          <chart:series chart:style-name="ch10" chart:values-cell-range-address="Лист1_2.O34:Лист1_2.O34" chart:label-cell-address="Лист1_2.A34:Лист1_2.A34" chart:class="chart:bar">
            <chart:data-point/>
          </chart:series>
          <chart:series chart:style-name="ch11" chart:values-cell-range-address="Лист1_2.O61:Лист1_2.O61" chart:label-cell-address="Лист1_2.A61:Лист1_2.A61" chart:class="chart:bar">
            <chart:data-point/>
          </chart:series>
          <chart:series chart:style-name="ch12" chart:values-cell-range-address="Лист1_2.O88:Лист1_2.O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16892518657419">
                <text:p>1.16892518657419</text:p>
                <draw:g>
                  <svg:desc>Лист1_2.O7:Лист1_2.O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5.0110550527915">
                <text:p>5.0110550527915</text:p>
                <draw:g>
                  <svg:desc>Лист1_2.O34:Лист1_2.O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0.406450225313">
                <text:p>10.406450225313</text:p>
                <draw:g>
                  <svg:desc>Лист1_2.O61:Лист1_2.O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3.67810250035736">
                <text:p>3.67810250035736</text:p>
                <draw:g>
                  <svg:desc>Лист1_2.O88:Лист1_2.O8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 style:rotation-angle="0"/>
      <style:text-properties fo:font-size="2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="hatch" draw:fill-color="#004586" draw:fill-hatch-name="Black_20_90_20_Degrees" dr3d:edge-rounding="5%"/>
      <style:text-properties fo:font-size="14pt" style:font-size-asian="10pt" style:font-size-complex="10pt"/>
    </style:style>
    <style:style style:name="ch11" style:family="chart">
      <style:chart-properties chart:solid-type="cuboid"/>
      <style:graphic-properties draw:stroke="solid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-color="#ffffff" dr3d:edge-rounding="5%"/>
      <style:text-properties fo:font-size="14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33cm" svg:height="14.454cm" xlink:href=".." xlink:type="simple" chart:class="chart:bar" chart:style-name="ch1">
        <chart:title svg:x="2.574cm" svg:y="0.424cm" chart:style-name="ch2">
          <text:p>Производительность процессорных ядер</text:p>
        </chart:title>
        <chart:subtitle svg:x="6.828cm" svg:y="2.391cm" chart:style-name="ch3">
          <text:p>Преобразование Фурье (1D)</text:p>
        </chart:subtitle>
        <chart:legend chart:legend-position="end" svg:x="19.974cm" svg:y="5.823cm" style:legend-expansion="high" chart:style-name="ch4"/>
        <chart:plot-area chart:style-name="ch5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28cm" svg:y="4.027cm" svg:width="17.462cm" svg:height="10.138cm">
          <chartooo:coordinate-region svg:x="2.956cm" svg:y="4.316cm" svg:width="16.534cm" svg:height="9.561cm"/>
          <chart:axis chart:dimension="x" chart:name="primary-x" chart:style-name="ch6"/>
          <chart:axis chart:dimension="y" chart:name="primary-y" chart:style-name="ch7">
            <chart:title svg:x="0.451cm" svg:y="10.548cm" chart:style-name="ch8">
              <text:p>GFLOPS</text:p>
            </chart:title>
            <chart:grid chart:style-name="ch9" chart:class="major"/>
          </chart:axis>
          <chart:series chart:style-name="ch10" chart:values-cell-range-address="Лист1_2.J17:Лист1_2.J17" chart:label-cell-address="Лист1_2.A17:Лист1_2.A17" chart:class="chart:bar">
            <chart:data-point chart:style-name="ch11"/>
          </chart:series>
          <chart:series chart:style-name="ch12" chart:values-cell-range-address="Лист1_2.J50:Лист1_2.J50" chart:label-cell-address="Лист1_2.A50:Лист1_2.A50" chart:class="chart:bar">
            <chart:data-point chart:style-name="ch13"/>
          </chart:series>
          <chart:series chart:style-name="ch14" chart:values-cell-range-address="Лист1_2.J77:Лист1_2.J77" chart:label-cell-address="Лист1_2.A77:Лист1_2.A77" chart:class="chart:bar">
            <chart:data-point/>
          </chart:series>
          <chart:series chart:style-name="ch15" chart:values-cell-range-address="Лист1_2.J97:Лист1_2.J97" chart:label-cell-address="Лист1_2.A97:Лист1_2.A97" chart:class="chart:bar"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